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81b" officeooo:paragraph-rsid="0011381b"/>
    </style:style>
    <style:style style:name="P2" style:family="paragraph" style:parent-style-name="Standard">
      <style:text-properties officeooo:rsid="001184c0" officeooo:paragraph-rsid="001184c0"/>
    </style:style>
    <style:style style:name="P3" style:family="paragraph" style:parent-style-name="Standard">
      <style:text-properties officeooo:rsid="001184c0" officeooo:paragraph-rsid="001196eb"/>
    </style:style>
    <style:style style:name="P4" style:family="paragraph" style:parent-style-name="Standard">
      <style:text-properties officeooo:rsid="001196eb" officeooo:paragraph-rsid="001196eb"/>
    </style:style>
    <style:style style:name="P5" style:family="paragraph" style:parent-style-name="Standard">
      <style:text-properties officeooo:rsid="001196eb" officeooo:paragraph-rsid="00178985"/>
    </style:style>
    <style:style style:name="P6" style:family="paragraph" style:parent-style-name="Standard">
      <style:text-properties officeooo:rsid="001426a2" officeooo:paragraph-rsid="001426a2"/>
    </style:style>
    <style:style style:name="P7" style:family="paragraph" style:parent-style-name="Standard">
      <style:text-properties officeooo:rsid="001426a2" officeooo:paragraph-rsid="0015d7d4"/>
    </style:style>
    <style:style style:name="P8" style:family="paragraph" style:parent-style-name="Standard">
      <style:text-properties officeooo:rsid="0015d7d4" officeooo:paragraph-rsid="0015d7d4"/>
    </style:style>
    <style:style style:name="P9" style:family="paragraph" style:parent-style-name="Standard">
      <style:text-properties officeooo:rsid="00178985" officeooo:paragraph-rsid="00178985"/>
    </style:style>
    <style:style style:name="P10" style:family="paragraph" style:parent-style-name="Standard">
      <style:text-properties officeooo:rsid="00178985" officeooo:paragraph-rsid="00205c0c"/>
    </style:style>
    <style:style style:name="P11" style:family="paragraph" style:parent-style-name="Standard">
      <style:text-properties officeooo:rsid="001b631a" officeooo:paragraph-rsid="001b631a"/>
    </style:style>
    <style:style style:name="P12" style:family="paragraph" style:parent-style-name="Standard">
      <style:text-properties officeooo:rsid="001fd987" officeooo:paragraph-rsid="001fd987"/>
    </style:style>
    <style:style style:name="P13" style:family="paragraph" style:parent-style-name="Standard">
      <style:text-properties officeooo:rsid="00205c0c" officeooo:paragraph-rsid="00205c0c"/>
    </style:style>
    <style:style style:name="P14" style:family="paragraph" style:parent-style-name="Standard">
      <style:text-properties officeooo:rsid="00224c93" officeooo:paragraph-rsid="00224c93"/>
    </style:style>
    <style:style style:name="P15" style:family="paragraph" style:parent-style-name="Standard">
      <style:text-properties officeooo:rsid="0022eedc" officeooo:paragraph-rsid="0022eedc"/>
    </style:style>
    <style:style style:name="P16" style:family="paragraph" style:parent-style-name="Standard">
      <style:text-properties officeooo:rsid="002edf21" officeooo:paragraph-rsid="002edf21"/>
    </style:style>
    <style:style style:name="P17" style:family="paragraph" style:parent-style-name="Standard">
      <style:text-properties officeooo:rsid="002ef344" officeooo:paragraph-rsid="002ef344"/>
    </style:style>
    <style:style style:name="P18" style:family="paragraph" style:parent-style-name="Standard">
      <style:text-properties officeooo:rsid="003184d7" officeooo:paragraph-rsid="003184d7"/>
    </style:style>
    <style:style style:name="P19" style:family="paragraph" style:parent-style-name="Standard">
      <style:text-properties officeooo:rsid="00381bcf" officeooo:paragraph-rsid="00381bcf"/>
    </style:style>
    <style:style style:name="P20" style:family="paragraph" style:parent-style-name="Standard">
      <style:text-properties officeooo:rsid="0038902b" officeooo:paragraph-rsid="0038902b"/>
    </style:style>
    <style:style style:name="P21" style:family="paragraph" style:parent-style-name="Standard">
      <style:text-properties officeooo:rsid="00398df8" officeooo:paragraph-rsid="00398df8"/>
    </style:style>
    <style:style style:name="P22" style:family="paragraph" style:parent-style-name="Standard">
      <style:text-properties officeooo:rsid="003b0979" officeooo:paragraph-rsid="003b0979"/>
    </style:style>
    <style:style style:name="P23" style:family="paragraph" style:parent-style-name="Standard">
      <style:text-properties officeooo:rsid="003b74cf" officeooo:paragraph-rsid="003b74cf"/>
    </style:style>
    <style:style style:name="P24" style:family="paragraph" style:parent-style-name="Standard">
      <style:text-properties officeooo:rsid="003c527f" officeooo:paragraph-rsid="003c527f"/>
    </style:style>
    <style:style style:name="P25" style:family="paragraph" style:parent-style-name="Standard">
      <style:text-properties officeooo:rsid="003daba2" officeooo:paragraph-rsid="003daba2"/>
    </style:style>
    <style:style style:name="P26" style:family="paragraph" style:parent-style-name="Standard">
      <style:text-properties officeooo:rsid="003faa55" officeooo:paragraph-rsid="003faa55"/>
    </style:style>
    <style:style style:name="P27" style:family="paragraph" style:parent-style-name="Standard">
      <style:text-properties officeooo:rsid="004039c6" officeooo:paragraph-rsid="004039c6"/>
    </style:style>
    <style:style style:name="P28" style:family="paragraph" style:parent-style-name="Standard">
      <style:text-properties officeooo:rsid="0040f9cc" officeooo:paragraph-rsid="0040f9cc"/>
    </style:style>
    <style:style style:name="P29" style:family="paragraph" style:parent-style-name="Standard">
      <style:text-properties officeooo:rsid="004171fa" officeooo:paragraph-rsid="004171fa"/>
    </style:style>
    <style:style style:name="P30" style:family="paragraph" style:parent-style-name="Standard">
      <style:text-properties officeooo:rsid="00434063" officeooo:paragraph-rsid="00434063"/>
    </style:style>
    <style:style style:name="T1" style:family="text">
      <style:text-properties officeooo:rsid="001196eb"/>
    </style:style>
    <style:style style:name="T2" style:family="text">
      <style:text-properties officeooo:rsid="001426a2"/>
    </style:style>
    <style:style style:name="T3" style:family="text">
      <style:text-properties officeooo:rsid="0015d7d4"/>
    </style:style>
    <style:style style:name="T4" style:family="text">
      <style:text-properties officeooo:rsid="00178985"/>
    </style:style>
    <style:style style:name="T5" style:family="text">
      <style:text-properties style:font-name="Liberation Serif1" officeooo:rsid="00178985" style:font-name-asian="Liberation Serif1" style:font-name-complex="Liberation Serif1"/>
    </style:style>
    <style:style style:name="T6" style:family="text">
      <style:text-properties officeooo:rsid="00197fc6"/>
    </style:style>
    <style:style style:name="T7" style:family="text">
      <style:text-properties officeooo:rsid="001fd987"/>
    </style:style>
    <style:style style:name="T8" style:family="text">
      <style:text-properties officeooo:rsid="00205c0c"/>
    </style:style>
    <style:style style:name="T9" style:family="text">
      <style:text-properties officeooo:rsid="0024e38f"/>
    </style:style>
    <style:style style:name="T10" style:family="text">
      <style:text-properties officeooo:rsid="002ef344"/>
    </style:style>
    <style:style style:name="T11" style:family="text">
      <style:text-properties officeooo:rsid="003184d7"/>
    </style:style>
    <style:style style:name="T12" style:family="text">
      <style:text-properties officeooo:rsid="0038902b"/>
    </style:style>
    <style:style style:name="T13" style:family="text">
      <style:text-properties officeooo:rsid="003daba2"/>
    </style:style>
    <style:style style:name="T14" style:family="text">
      <style:text-properties officeooo:rsid="0040f9cc"/>
    </style:style>
    <style:style style:name="T15" style:family="text">
      <style:text-properties officeooo:rsid="0043c8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******* ora la cpu riceve tutto e legge i dati</text:p>
      <text:p text:style-name="P1"/>
      <text:p text:style-name="P1">ASCII: carattere --&gt; codice numerico</text:p>
      <text:p text:style-name="P1">8 bit / 1 byte: 256 scelte, sufficiente per i caratteri</text:p>
      <text:p text:style-name="P1"/>
      <text:p text:style-name="P2">Carattere nullo: '\0', codice 0. Da '0' a '9', da 'a' a 'z', da 'A' a 'Z' sono codici consecutivi ordinati.</text:p>
      <text:p text:style-name="P2"/>
      <text:p text:style-name="P2">Domanda relativa all'IEEE 754: se io aggiungo degli zeri alla fine altero il valore, non sarebbe meglio metterli all'inizio? Se ho 1,0101 e faccio 1,010100000 non cambia niente, se faccio 1,000001 allora sì.</text:p>
      <text:p text:style-name="P2"/>
      <text:p text:style-name="P3">Architetture del computer</text:p>
      <text:p text:style-name="P3"/>
      <text:p text:style-name="P3"><text:span text:style-name="T1">von Neumann schematizza l'hardware così:</text:span></text:p>
      <text:p text:style-name="P3"/>
      <text:p text:style-name="P5"><text:span text:style-name="T5">≡≡≡≡≡≡≡≡≡≡≡≡≡≡≡≡≡≡≡≡≡≡≡≡≡≡≡≡≡≡≡≡≡≡≡≡≡≡≡</text:span> bus di sistema, un "filo" che collega i 3 moduli</text:p>
      <text:p text:style-name="P4"><text:tab/><text:tab/>|<text:tab/><text:tab/><text:tab/>|<text:tab/><text:tab/>|</text:p>
      <text:p text:style-name="P4"><text:s text:c="8"/><text:tab/> <text:s text:c="8"/>[ <text:s text:c="4"/>]<text:tab/> <text:s/><text:tab/> <text:s text:c="7"/>[ <text:s text:c="5"/>]<text:tab/> <text:s text:c="7"/>[ <text:s text:c="6"/>]</text:p>
      <text:p text:style-name="P4"><text:s text:c="4"/>memoria centrale (RAM) <text:s text:c="7"/>processore <text:s text:c="6"/>input/output</text:p>
      <text:p text:style-name="P6"/>
      <text:p text:style-name="P4">La RAM è volatile, perché il suo contenuto viene perso quando si perde l'alimentazione<text:span text:style-name="T2">.</text:span></text:p>
      <text:p text:style-name="P7">La RAM è organizzata in una grande serie di unità a 32bit<text:span text:style-name="T3"> (sequenza </text:span>di celle ognuna delle quali contiene un numero<text:span text:style-name="T3"> </text:span>in binario detto “parola” (word)<text:span text:style-name="T3">)</text:span>. 8 giga-byte = <text:span text:style-name="T3">conversione per 32bit?</text:span></text:p>
      <text:p text:style-name="P6">Le singole [unità 32bit] (=??) hanno un indirizzo, vanno da 0 a 64 giga - 1 (per esempio)</text:p>
      <text:p text:style-name="P6"/>
      <text:p text:style-name="P6">Per sapere il contenuto di una cella di memoria devo assegnare il contenuto, non posso dire che di default è "000..."</text:p>
      <text:p text:style-name="P6"/>
      <text:p text:style-name="P6">La CPU fa avanzare l'esecuzione del programma. Stabilisce che trasmissioni vanno fatte (chiede alla memoria di trasferire un suo bit tramite il bus).</text:p>
      <text:p text:style-name="P6">La CPU contiene la ALU (unità aritmetico-logica) e l'unità di controllo<text:span text:style-name="T3">.</text:span></text:p>
      <text:p text:style-name="P6"><text:line-break/><text:span text:style-name="T3">I/O: unità di ingresso (tastiera), unità di uscita (schermo).</text:span></text:p>
      <text:p text:style-name="P6"/>
      <text:p text:style-name="P8">Dov'è il programma? Non nella RAM, perché essa contiene i dati dell'algoritmo, i contenitori dove memorizza i risultati parziali, le istruzioni del programma (somma, ..., dove memorizzare cosa...<text:span text:style-name="T4"> ad esse corrisponde un codice</text:span>)<text:span text:style-name="T4">. L'esecuzione del programma è complicata: ad ogni istruzione la CPU preleva l'istruzione, la decodifica / interpreta 1 e 0 e prosegue.</text:span></text:p>
      <text:p text:style-name="P8"/>
      <text:p text:style-name="P10">BUS: 3 fili: dati, indirizzi, comandi<text:span text:style-name="T8"> (comando se è trasmesso dalla cpu, controllo se dalla RAM)</text:span>.</text:p>
      <text:p text:style-name="P9"/>
      <text:p text:style-name="P9">Esempio: confronto tra 0 e un valore contenuto in memoria.</text:p>
      <text:p text:style-name="P9">* legge da memoria un valore</text:p>
      <text:p text:style-name="P9">* ALU: numero - 0</text:p>
      <text:p text:style-name="P9">* <text:span text:style-name="T7">CPU </text:span>comunica alla memoria l'indirizzo della cella da leggere<text:span text:style-name="T6"> attraverso il BUS indirizzi</text:span></text:p>
      <text:p text:style-name="P11">* CPU comunica alla memoria il comando READ attraverso il BUS comandi</text:p>
      <text:p text:style-name="P12">* RAM carica il contenuto (32bit) della cella di indirizzo specificato dalla CPU attraverso il BUS dati</text:p>
      <text:p text:style-name="P13">* RAM trasmette il segnale "<text:span text:style-name="T10">DATO PRONTO</text:span>" nel bus comandi</text:p>
      <text:p text:style-name="P14">*******</text:p>
      <text:p text:style-name="P14">* CPU trasmette l'indirizzo della cella su cui deve scrivere alla RAM tramite il BUS indirizzi</text:p>
      <text:p text:style-name="P14"><text:soft-page-break/>* CPU trasmette il valore da scrivere attraverso il BUS dati</text:p>
      <text:p text:style-name="P15">* CPU trasmette il comando WRITE attraverso il BUS comandi</text:p>
      <text:p text:style-name="P15">* RAM scrive nella cella specificata il dato ricevuto<text:line-break/><text:span text:style-name="T9">* RAM trasmette il segnale FATTO attraverso il BUS comandi</text:span></text:p>
      <text:p text:style-name="P16"/>
      <text:p text:style-name="P17">Lettura da memoria<text:span text:style-name="T11"> / LOAD</text:span>:</text:p>
      <text:p text:style-name="P16"/>
      <text:p text:style-name="P16"><text:span text:style-name="T10">CPU: </text:span>BUS indirizzi riceve l'indizizzo dal registro indirizzi</text:p>
      <text:p text:style-name="P16"><text:span text:style-name="T10">CPU: </text:span>BUS comandi riceve il comando READ</text:p>
      <text:p text:style-name="P16"><text:span text:style-name="T10">RAM: BUS dati riceve dalla memoria il contenuto del BUS indirizzi</text:span></text:p>
      <text:p text:style-name="P17">RAM: BUS comandi riceve "DATO PRONTO"</text:p>
      <text:p text:style-name="P17">CPU: Registro dati riceve dal BUS dati</text:p>
      <text:p text:style-name="P17"/>
      <text:p text:style-name="P17">Scrittura in memoria<text:span text:style-name="T11"> / </text:span>:</text:p>
      <text:p text:style-name="P17"/>
      <text:p text:style-name="P17">CPU: BUS indirizzi &lt;-- RI (AR)</text:p>
      <text:p text:style-name="P17">CPU: BUS dati &lt;-- RD (DR)</text:p>
      <text:p text:style-name="P17">CPU: BUS comandi &lt;-- "WRITE"</text:p>
      <text:p text:style-name="P17">RAM: RAM[bus IND] &lt;-- bus dati</text:p>
      <text:p text:style-name="P17">RAM: BUS comandi &lt;-- "READY"</text:p>
      <text:p text:style-name="P17"/>
      <text:p text:style-name="P18">LOAD ind(N)</text:p>
      <text:p text:style-name="P18">A &lt;-- RD</text:p>
      <text:p text:style-name="P18">B &lt;-- 1</text:p>
      <text:p text:style-name="P18">SUB</text:p>
      <text:p text:style-name="P18">RD &lt;-- A</text:p>
      <text:p text:style-name="P18">STORE ind(N)</text:p>
      <text:p text:style-name="P18"/>
      <text:p text:style-name="P18">Tutto questo per scrivere N &lt;-- N - 1<text:tab/><text:tab/>(N = N - 1)</text:p>
      <text:p text:style-name="P18"/>
      <text:p text:style-name="P19">Leggere da tastiera a, b, c, d --&gt; calcolare (a+b)*(c+d) --&gt; scrivere in output il risultato<text:span text:style-name="T12">:</text:span></text:p>
      <text:p text:style-name="P19"/>
      <text:p text:style-name="P20"><text:span text:style-name="T13">1 </text:span>Leggi un valore da tastiera e memorizzalo nella cella di indirizzo 16 (perché le altre sono occupate dal programma stesso)</text:p>
      <text:p text:style-name="P20">Leggi un valore da tastiera e memorizzalo nella cella di memoria 17</text:p>
      <text:p text:style-name="P20">Leggi un valore da tastiera e memorizzalo nella cella di memoria 18</text:p>
      <text:p text:style-name="P20">Leggi un valore da tastiera e memorizzalo nella cella di memoria 19</text:p>
      <text:p text:style-name="P21">Copia cella 16 nel registro a</text:p>
      <text:p text:style-name="P21">Copia cella 17 nel registro b</text:p>
      <text:p text:style-name="P22">Addiziona (risultati intermedi in celle di memoria precedenti)</text:p>
      <text:p text:style-name="P22">Immagazzina / STORE a nella cella 20 (contiene a + b)</text:p>
      <text:p text:style-name="P23">Copia cella 18 in registro a</text:p>
      <text:p text:style-name="P23">Copia cella 19 in registro b</text:p>
      <text:p text:style-name="P23">Addiziona (sempre tramite ALU)</text:p>
      <text:p text:style-name="P24">Copia cella 20 in registro B</text:p>
      <text:p text:style-name="P25">Moltiplica (ora nel registro A c'è (a + b) * (c + d))</text:p>
      <text:p text:style-name="P25">Immagazzina a in cella 20</text:p>
      <text:p text:style-name="P25">Scrivi in contenuto della cella 20 in terminale/output</text:p>
      <text:p text:style-name="P25">16 stop</text:p>
      <text:p text:style-name="P25"><text:soft-page-break/>Tutti questi comandi sono memorizzati nelle prime 16 celle. Queste istruzioni sono quelle del programma stesso</text:p>
      <text:p text:style-name="P25"/>
      <text:p text:style-name="P25">Contenitori che vengono usati temporaneamente dal programma per fare i calcoli - quelli dopo il 16.</text:p>
      <text:p text:style-name="P25"/>
      <text:p text:style-name="P25">Quando non devo più utilizzare un risultato intermedio posso scrivere su quella cella che ormai viene considerata libera.</text:p>
      <text:p text:style-name="P25"/>
      <text:p text:style-name="P26">Il program counter contiene l'indirizzo della prossima istruzione da seguire.</text:p>
      <text:p text:style-name="P26"/>
      <text:p text:style-name="P26">La <text:span text:style-name="T14">CIR (current instruction registry) </text:span>contiene la copia dell'istruzione in esecuzione</text:p>
      <text:p text:style-name="P26"/>
      <text:p text:style-name="P27">La fase di FETCH / prelievo di un'istruzione. Il PC contiene l'indirizzo dell'istruzione che stiamo per eseguire.</text:p>
      <text:p text:style-name="P27"><text:line-break/>Copio nel registro indirizzi il program counter (AR &lt;-- PC)</text:p>
      <text:p text:style-name="P27">Lettura da memoria (il contenuto della cella di memoria, l'istruzione, viene copiata nel registro dati)</text:p>
      <text:p text:style-name="P27"/>
      <text:p text:style-name="P28">CIR &lt;-- DR</text:p>
      <text:p text:style-name="P29">PC &lt;-- PC + 1</text:p>
      <text:p text:style-name="P30">Decodifica l'istruzione<text:span text:style-name="T15"> (scrivere, leggere, trasferire dati comandi alla ALU, fare ulla, modifica PC in caso di salto: In caso di salto devo modificare il program counter (if... else, cicli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3" meta:paragraph-count="79" meta:word-count="854" meta:character-count="5067" meta:non-whitespace-character-count="4218"/>
  </office:meta>
</office:document-meta>
</file>